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https://www.libmanuels.fr/demo/9782210113183/specimen/0?title=Anglais%20Hit%20the%20Road%201re%20(Ed.%20num.%202023)&amp;editor=Magnard</text:p>
          </table:table-cell>
        </table:table-row>
        <table:table-row table:style-name="ro1">
          <table:table-cell office:value-type="string" calcext:value-type="string">
            <text:p>https://www.libmanuels.fr/demo/9782210118522/specimen/0?title=Fichier%20SES%202de%202023&amp;editor=Magnard</text:p>
          </table:table-cell>
        </table:table-row>
        <table:table-row table:style-name="ro1">
          <table:table-cell office:value-type="string" calcext:value-type="string">
            <text:p>https://www.libmanuels.fr/demo/9782210117877/specimen/0?title=G%C3%A9ographie%202de%20-%20coll.%20ActuG%C3%A9o%20(2023)&amp;editor=Magnard</text:p>
          </table:table-cell>
        </table:table-row>
        <table:table-row table:style-name="ro1">
          <table:table-cell office:value-type="string" calcext:value-type="string">
            <text:p>https://www.libmanuels.fr/demo/9782210118003/specimen/0?title=Hit%20the%20Road!%20Anglais%202de%20(2023)&amp;editor=Magnard</text:p>
          </table:table-cell>
        </table:table-row>
        <table:table-row table:style-name="ro1">
          <table:table-cell office:value-type="string" calcext:value-type="string">
            <text:p>https://www.libmanuels.fr/demo/9782210118249/specimen/0?title=Maths%201re%20Enseignement%20scientifique%20(2023)&amp;editor=Magnard</text:p>
          </table:table-cell>
        </table:table-row>
        <table:table-row table:style-name="ro1">
          <table:table-cell office:value-type="string" calcext:value-type="string">
            <text:p>https://www.libmanuels.fr/demo/9782210118331/specimen/0?title=Maths%202de%20(2023)&amp;editor=Magnard</text:p>
          </table:table-cell>
        </table:table-row>
        <table:table-row table:style-name="ro1">
          <table:table-cell office:value-type="string" calcext:value-type="string">
            <text:p>https://www.libmanuels.fr/demo/9782210114579/specimen/0?title=Sciences%20%C3%A9conomiques%20et%20sociales%20SES%20Tle%20(Ed.%20num.%202023)&amp;editor=Magnard</text:p>
          </table:table-cell>
        </table:table-row>
        <table:table-row table:style-name="ro1">
          <table:table-cell office:value-type="string" calcext:value-type="string">
            <text:p>https://www.libmanuels.fr/demo/9782210115989/specimen/0?title=Anglais%20Hit%20the%20Road%20%201re/Tle%20S%C3%A9ries%20Technologiques%20(Ed.%20num.%202022)&amp;editor=Magnard&amp;pages=1-21</text:p>
          </table:table-cell>
        </table:table-row>
        <table:table-row table:style-name="ro1">
          <table:table-cell office:value-type="string" calcext:value-type="string">
            <text:p>https://www.libmanuels.fr/demo/9782210116047/specimen/0?title=Anglais%20Hit%20the%20Road%201re%20(Ed.%20num.%202022)&amp;editor=Magnard</text:p>
          </table:table-cell>
        </table:table-row>
        <table:table-row table:style-name="ro1">
          <table:table-cell office:value-type="string" calcext:value-type="string">
            <text:p>https://www.libmanuels.fr/demo/9782210116061/specimen/0?title=Anglais%20Hit%20the%20Road%20Tle%20(Ed.%20num.%202022)&amp;editor=Magnard</text:p>
          </table:table-cell>
        </table:table-row>
        <table:table-row table:style-name="ro1">
          <table:table-cell office:value-type="string" calcext:value-type="string">
            <text:p>https://www.libmanuels.fr/demo/9782210114029/specimen/0?title=Anglais%20Hit%20the%20Road%20Tle%20(Ed.%20num.%202023)&amp;editor=Magnard</text:p>
          </table:table-cell>
        </table:table-row>
        <table:table-row table:style-name="ro1">
          <table:table-cell office:value-type="string" calcext:value-type="string">
            <text:p>https://www.libmanuels.fr/demo/9782206103983/specimen/0?title=Biochimie,%20Biologie%201re%20STL%20(2020)&amp;editor=Delagrave&amp;pages=1-27</text:p>
          </table:table-cell>
        </table:table-row>
        <table:table-row table:style-name="ro1">
          <table:table-cell office:value-type="string" calcext:value-type="string">
            <text:p>https://www.libmanuels.fr/demo/9782206103952/manuel/0?title=Biologie%20et%20Physiopathologie%20Humaines%201re%20ST2S%20(2019)%20Manuel&amp;editor=Delagrave&amp;pages=1-41</text:p>
          </table:table-cell>
        </table:table-row>
        <table:table-row table:style-name="ro1">
          <table:table-cell office:value-type="string" calcext:value-type="string">
            <text:p>https://www.libmanuels.fr/demo/9782206104058/manuel/0?title=Biologie%20et%20Physiopathologie%20Humaines%201re%20ST2S%20(2019)%20Pochette&amp;editor=Delagrave&amp;pages=1-31</text:p>
          </table:table-cell>
        </table:table-row>
        <table:table-row table:style-name="ro1">
          <table:table-cell office:value-type="string" calcext:value-type="string">
            <text:p>https://www.libmanuels.fr/demo/9782206104041/manuel/0?title=Biologie%20et%20Physiopathologie%20Humaines%201re%20ST2S%20(2019)%20Pochette&amp;editor=Delagrave</text:p>
          </table:table-cell>
        </table:table-row>
        <table:table-row table:style-name="ro1">
          <table:table-cell office:value-type="string" calcext:value-type="string">
            <text:p>https://www.libmanuels.fr/demo/9782206104867/specimen/0?title=Biologie%20et%20Physiopathologie%20humaines%20Tle%20ST2S%20(2020)%20Manuel&amp;editor=Delagrave&amp;pages=1-27</text:p>
          </table:table-cell>
        </table:table-row>
        <table:table-row table:style-name="ro1">
          <table:table-cell office:value-type="string" calcext:value-type="string">
            <text:p>https://www.libmanuels.fr/demo/9782206104898/manuel/0?title=Biologie%20et%20Physiopathologie%20humaines%20Tle%20ST2S%20(2020)%20Pochette&amp;editor=Delagrave&amp;pages=1-19</text:p>
          </table:table-cell>
        </table:table-row>
        <table:table-row table:style-name="ro1">
          <table:table-cell office:value-type="string" calcext:value-type="string">
            <text:p>https://www.libmanuels.fr/demo/9791035820039/specimen/0?title=Cahier%20d%27activit%C3%A9s%20Grand%20oral%20ed.2021&amp;editor=Belin%20Education&amp;pages=1-20</text:p>
          </table:table-cell>
        </table:table-row>
        <table:table-row table:style-name="ro1">
          <table:table-cell office:value-type="string" calcext:value-type="string">
            <text:p>https://www.libmanuels.fr/demo/9782206106144/specimen/0?title=Cahier%20d%27algorithmique%20et%20de%20programmation%20(SNT)%202de&amp;editor=Delagrave&amp;pages=1-27</text:p>
          </table:table-cell>
        </table:table-row>
        <table:table-row table:style-name="ro1">
          <table:table-cell office:value-type="string" calcext:value-type="string">
            <text:p>https://www.libmanuels.fr/demo/9782206107028/specimen/0?title=Cahier%20d%27algorithmique%20et%20de%20programmation%201re,%20Tle%20Techno.%20Ens.%20commun%20(2022)%20Cahier&amp;editor=Delagrave&amp;pages=1-23</text:p>
          </table:table-cell>
        </table:table-row>
        <table:table-row table:style-name="ro1">
          <table:table-cell office:value-type="string" calcext:value-type="string">
            <text:p>https://www.libmanuels.fr/demo/9782206106052/specimen/0?title=Cahier%20d%27automatismes%20Maths%201re,%20Tle%20Techno&amp;editor=Delagrave&amp;pages=1-9</text:p>
          </table:table-cell>
        </table:table-row>
        <table:table-row table:style-name="ro1">
          <table:table-cell office:value-type="string" calcext:value-type="string">
            <text:p>https://www.libmanuels.fr/demo/9791035824433/manuel/0?title=Cahier%20de%20fran%C3%A7ais%201ere%20-%20Mon%20%C5%93uvre%20au%20bac%20-%20D%C3%A9claration%20des%20droits%20de%20la%20femme%20et%20de%20la%20citoyenne%20ed.%202022&amp;editor=Belin%20Education&amp;pages=1-20</text:p>
          </table:table-cell>
        </table:table-row>
        <table:table-row table:style-name="ro1">
          <table:table-cell office:value-type="string" calcext:value-type="string">
            <text:p>https://www.libmanuels.fr/demo/9791035824471/manuel/0?title=Cahier%20de%20fran%C3%A7ais%201ere%20-%20Mon%20oeuvre%20au%20bac%20-%20Garguantua%20ed.%202022&amp;editor=Belin%20Education&amp;pages=1-20</text:p>
          </table:table-cell>
        </table:table-row>
        <table:table-row table:style-name="ro1">
          <table:table-cell office:value-type="string" calcext:value-type="string">
            <text:p>https://www.libmanuels.fr/demo/9791035824440/manuel/0?title=Cahier%20de%20fran%C3%A7ais%201ere%20-%20Mon%20%C5%93uvre%20au%20bac%20-%20La%20peau%20de%20chagrin%20ed.%202022&amp;editor=Belin%20Education&amp;pages=1-20</text:p>
          </table:table-cell>
        </table:table-row>
        <table:table-row table:style-name="ro1">
          <table:table-cell office:value-type="string" calcext:value-type="string">
            <text:p>https://www.libmanuels.fr/demo/9791035824464/manuel/0?title=Cahier%20de%20fran%C3%A7ais%201ere%20-%20Mon%20%C5%93uvre%20au%20bac%20-%20Les%20caract%C3%A8res%20ed.%202022&amp;editor=Belin%20Education&amp;pages=1-20</text:p>
          </table:table-cell>
        </table:table-row>
        <table:table-row table:style-name="ro1">
          <table:table-cell office:value-type="string" calcext:value-type="string">
            <text:p>https://www.libmanuels.fr/demo/9791035824488/manuel/0?title=Cahier%20de%20fran%C3%A7ais%201ere%20-%20Mon%20oeuvre%20au%20bac%20-%20Manon%20Lescaut%20ed.%202022&amp;editor=Belin%20Education&amp;pages=1-20</text:p>
          </table:table-cell>
        </table:table-row>
        <table:table-row table:style-name="ro1">
          <table:table-cell office:value-type="string" calcext:value-type="string">
            <text:p>https://www.libmanuels.fr/demo/9791035824457/manuel/0?title=Cahier%20de%20fran%C3%A7ais%201ere%20-%20Mon%20%C5%93uvre%20au%20bac%20-%20Sido,%20suivi%20de%20Les%20Vrilles%20de%20la%20vigne%20ed.%202022&amp;editor=Belin%20Education&amp;pages=1-20</text:p>
          </table:table-cell>
        </table:table-row>
        <table:table-row table:style-name="ro1">
          <table:table-cell office:value-type="string" calcext:value-type="string">
            <text:p>https://www.libmanuels.fr/demo/9782206105338/manuel/0?title=Cahier%20des%20Sciences%20num%C3%A9riques%20et%20Technologie%20(SNT)%202de%20(2020)&amp;editor=Delagrave&amp;pages=1-19</text:p>
          </table:table-cell>
        </table:table-row>
        <table:table-row table:style-name="ro1">
          <table:table-cell office:value-type="string" calcext:value-type="string">
            <text:p>https://www.libmanuels.fr/demo/9782210116948/specimen/0?title=Cahier%20Grevisse%20Fran%C3%A7ais%201re%20(2022)&amp;editor=Magnard&amp;pages=1-11</text:p>
          </table:table-cell>
        </table:table-row>
        <table:table-row table:style-name="ro1">
          <table:table-cell office:value-type="string" calcext:value-type="string">
            <text:p>https://www.libmanuels.fr/demo/9782210116917/specimen/0?title=Cahier%20Grevisse%20Fran%C3%A7ais%202de%20(2022)&amp;editor=Magnard&amp;pages=1-17</text:p>
          </table:table-cell>
        </table:table-row>
        <table:table-row table:style-name="ro1">
          <table:table-cell office:value-type="string" calcext:value-type="string">
            <text:p>https://www.libmanuels.fr/demo/9782210117433/specimen/0?title=Cahier%20Grevisse%20Fran%C3%A7ais%202de%20/%201re%20(2022)&amp;editor=Magnard&amp;pages=1-17</text:p>
          </table:table-cell>
        </table:table-row>
        <table:table-row table:style-name="ro1">
          <table:table-cell office:value-type="string" calcext:value-type="string">
            <text:p>https://www.libmanuels.fr/demo/9791035824495/manuel/0?title=Cahier%20Maths%202de%20ed.%202022&amp;editor=Belin%20Education&amp;pages=1-20</text:p>
          </table:table-cell>
        </table:table-row>
        <table:table-row table:style-name="ro1">
          <table:table-cell office:value-type="string" calcext:value-type="string">
            <text:p>https://www.libmanuels.fr/demo/9782210117549/specimen/0?title=Carto%20Pack%20-%20Histoire%20G%C3%A9ographie%20HGGSP%20Lyc%C3%A9e%20(2022)&amp;editor=Magnard</text:p>
          </table:table-cell>
        </table:table-row>
        <table:table-row table:style-name="ro1">
          <table:table-cell office:value-type="string" calcext:value-type="string">
            <text:p>https://www.libmanuels.fr/demo/9782206305875/manuel/0?title=Droit%201re%20STMG%20(2019)%20Manuel&amp;editor=Delagrave&amp;pages=1-19</text:p>
          </table:table-cell>
        </table:table-row>
        <table:table-row table:style-name="ro1">
          <table:table-cell office:value-type="string" calcext:value-type="string">
            <text:p>https://www.libmanuels.fr/demo/9782206309262/specimen/0?title=Droit%201re%20STMG%20(2021)&amp;editor=Delagrave&amp;pages=1-17</text:p>
          </table:table-cell>
        </table:table-row>
        <table:table-row table:style-name="ro1">
          <table:table-cell office:value-type="string" calcext:value-type="string">
            <text:p>https://www.libmanuels.fr/demo/9782206310893/specimen/0?title=Droit%20Tle%20STMG%20(2022)%20Pochette&amp;editor=Delagrave&amp;pages=1-15</text:p>
          </table:table-cell>
        </table:table-row>
        <table:table-row table:style-name="ro1">
          <table:table-cell office:value-type="string" calcext:value-type="string">
            <text:p>https://www.libmanuels.fr/demo/9782206307503/specimen/0?title=Droit%20Tle%20STMG%20Manuel%20(Ed.%20num%202022)&amp;editor=Delagrave&amp;pages=1-23</text:p>
          </table:table-cell>
        </table:table-row>
        <table:table-row table:style-name="ro1">
          <table:table-cell office:value-type="string" calcext:value-type="string">
            <text:p>https://www.libmanuels.fr/demo/9782206305844/manuel/0?title=%C3%89conomie%201re%20STMG%20Manuel%20(2019)&amp;editor=Delagrave&amp;pages=1-21</text:p>
          </table:table-cell>
        </table:table-row>
        <table:table-row table:style-name="ro1">
          <table:table-cell office:value-type="string" calcext:value-type="string">
            <text:p>https://www.libmanuels.fr/demo/9782206309231/specimen/0?title=%C3%89conomie%201re%20STMG%20Pochette%20(2021)&amp;editor=Delagrave&amp;pages=1-21</text:p>
          </table:table-cell>
        </table:table-row>
        <table:table-row table:style-name="ro1">
          <table:table-cell office:value-type="string" calcext:value-type="string">
            <text:p>https://www.libmanuels.fr/demo/9782206310817/specimen/0?title=%C3%89conomie%20Tle%20STMG%20(2022)%20Pochette&amp;editor=Delagrave&amp;pages=1-23</text:p>
          </table:table-cell>
        </table:table-row>
        <table:table-row table:style-name="ro1">
          <table:table-cell office:value-type="string" calcext:value-type="string">
            <text:p>https://www.libmanuels.fr/demo/9782206307794/specimen/0?title=%C3%89conomie%20Tle%20STMG%20Manuel%20(2020)&amp;editor=Delagrave&amp;pages=1-23</text:p>
          </table:table-cell>
        </table:table-row>
        <table:table-row table:style-name="ro1">
          <table:table-cell office:value-type="string" calcext:value-type="string">
            <text:p>https://www.libmanuels.fr/demo/9782210113176/specimen/0?title=Empreintes%20litt%C3%A9raires%201re%20(Ed.%20num.%202022)&amp;editor=Magnard&amp;pages=1-17;92-127</text:p>
          </table:table-cell>
        </table:table-row>
        <table:table-row table:style-name="ro1">
          <table:table-cell office:value-type="string" calcext:value-type="string">
            <text:p>https://www.libmanuels.fr/demo/9782210113169/specimen/0?title=Empreintes%20litt%C3%A9raires%202de%20(Ed.%20num.%202022)&amp;editor=Magnard&amp;pages=1-17;68-95</text:p>
          </table:table-cell>
        </table:table-row>
        <table:table-row table:style-name="ro1">
          <table:table-cell office:value-type="string" calcext:value-type="string">
            <text:p>https://www.libmanuels.fr/demo/9782210115842/specimen/0?title=Empreintes%20litt%C3%A9raires%20Fran%C3%A7ais%201re%20(Ed.%20num.%202022)%20-%20Cahier%20consommable&amp;editor=Magnard&amp;pages=1-27</text:p>
          </table:table-cell>
        </table:table-row>
        <table:table-row table:style-name="ro1">
          <table:table-cell office:value-type="string" calcext:value-type="string">
            <text:p>https://www.libmanuels.fr/demo/9782210115866/specimen/0?title=Empreintes%20litt%C3%A9raires%20Fran%C3%A7ais%202de%20(Ed.%20num.%202022)%20-%20Cahier%20consommable&amp;editor=Magnard&amp;pages=1-19;28-29;74-75;98-99</text:p>
          </table:table-cell>
        </table:table-row>
        <table:table-row table:style-name="ro1">
          <table:table-cell office:value-type="string" calcext:value-type="string">
            <text:p>https://www.libmanuels.fr/demo/9782210114319/specimen/0?title=Enseignement%20moral%20et%20civique%20EMC%202de,%201re,%20Tle%20(Ed.num.2021)&amp;editor=Magnard&amp;pages=1-39</text:p>
          </table:table-cell>
        </table:table-row>
        <table:table-row table:style-name="ro1">
          <table:table-cell office:value-type="string" calcext:value-type="string">
            <text:p>https://www.libmanuels.fr/demo/9782210116214/specimen/0?title=Enseignement%20scientifique%201re%20(Ed.%20num.%202022)&amp;editor=Magnard</text:p>
          </table:table-cell>
        </table:table-row>
        <table:table-row table:style-name="ro1">
          <table:table-cell office:value-type="string" calcext:value-type="string">
            <text:p>https://www.libmanuels.fr/demo/9782210113039/specimen/0?title=Enseignement%20scientifique%201re%20(Ed.%20num.%202022)&amp;editor=Magnard&amp;pages=1-25</text:p>
          </table:table-cell>
        </table:table-row>
        <table:table-row table:style-name="ro1">
          <table:table-cell office:value-type="string" calcext:value-type="string">
            <text:p>https://www.libmanuels.fr/demo/9782206304519/manuel/0?title=Enseignement%20Scientifique%20Alimentation-Environnement%201re,%20Tle%20STHR%20(2018)&amp;editor=Delagrave&amp;pages=1-21</text:p>
          </table:table-cell>
        </table:table-row>
        <table:table-row table:style-name="ro1">
          <table:table-cell office:value-type="string" calcext:value-type="string">
            <text:p>https://www.libmanuels.fr/demo/9782210114333/specimen/0?title=Enseignement%20scientifique%20Tle%20(Ed.%20num.%202022)&amp;editor=Magnard&amp;pages=1-31</text:p>
          </table:table-cell>
        </table:table-row>
        <table:table-row table:style-name="ro1">
          <table:table-cell office:value-type="string" calcext:value-type="string">
            <text:p>https://www.libmanuels.fr/demo/9782210116436/specimen/0?title=Enseignement%20scientifique%20Tle%20(Ed.%20num.%202022)&amp;editor=Magnard</text:p>
          </table:table-cell>
        </table:table-row>
        <table:table-row table:style-name="ro1">
          <table:table-cell office:value-type="string" calcext:value-type="string">
            <text:p>https://www.libmanuels.fr/demo/9782210113251/manuel/0?title=Espagnol%20Otros%20Mundos%20%C2%A1a%20descubrir!%201re%20(2019)&amp;editor=Magnard&amp;pages=1-29</text:p>
          </table:table-cell>
        </table:table-row>
        <table:table-row table:style-name="ro1">
          <table:table-cell office:value-type="string" calcext:value-type="string">
            <text:p>https://www.libmanuels.fr/demo/9782210113954/specimen/0?title=Espagnol%20Otros%20Mundos%20%C2%A1A%20descubrir!%20Tle%20(2020)&amp;editor=Magnard&amp;pages=1-31</text:p>
          </table:table-cell>
        </table:table-row>
        <table:table-row table:style-name="ro1">
          <table:table-cell office:value-type="string" calcext:value-type="string">
            <text:p>https://www.libmanuels.fr/demo/9791035820022/specimen/0?title=Fichier%20d%27activit%C3%A9s%20SES%202de%20ed.2021&amp;editor=Belin%20Education&amp;pages=1-20</text:p>
          </table:table-cell>
        </table:table-row>
        <table:table-row table:style-name="ro1">
          <table:table-cell office:value-type="string" calcext:value-type="string">
            <text:p>https://www.libmanuels.fr/demo/9782210113305/specimen/0?title=G%C3%A9ographie%201re%20(Ed.%20num.%202022)&amp;editor=Magnard</text:p>
          </table:table-cell>
        </table:table-row>
        <table:table-row table:style-name="ro1">
          <table:table-cell office:value-type="string" calcext:value-type="string">
            <text:p>https://www.libmanuels.fr/demo/9782210116559/specimen/0?title=G%C3%A9ographie%201re%20(Ed.%20num.%202022)&amp;editor=Magnard</text:p>
          </table:table-cell>
        </table:table-row>
        <table:table-row table:style-name="ro1">
          <table:table-cell office:value-type="string" calcext:value-type="string">
            <text:p>https://www.libmanuels.fr/demo/9782210116238/specimen/0?title=G%C3%A9ographie%202de%20(Ed.%20num.%202022)&amp;editor=Magnard</text:p>
          </table:table-cell>
        </table:table-row>
        <table:table-row table:style-name="ro1">
          <table:table-cell office:value-type="string" calcext:value-type="string">
            <text:p>https://www.libmanuels.fr/demo/9782210111851/specimen/0?title=G%C3%A9ographie%202de%20(Ed.%20num.%202023)&amp;editor=Magnard</text:p>
          </table:table-cell>
        </table:table-row>
        <table:table-row table:style-name="ro1">
          <table:table-cell office:value-type="string" calcext:value-type="string">
            <text:p>https://www.libmanuels.fr/demo/9782210114357/specimen/0?title=G%C3%A9ographie%20Tle%20(Ed.%20num.%202022)&amp;editor=Magnard&amp;pages=1-49</text:p>
          </table:table-cell>
        </table:table-row>
        <table:table-row table:style-name="ro1">
          <table:table-cell office:value-type="string" calcext:value-type="string">
            <text:p>https://www.libmanuels.fr/demo/9782210116450/specimen/0?title=G%C3%A9ographie%20Tle%20(Ed.%20num.%202022)&amp;editor=Magnard</text:p>
          </table:table-cell>
        </table:table-row>
        <table:table-row table:style-name="ro1">
          <table:table-cell office:value-type="string" calcext:value-type="string">
            <text:p>https://www.libmanuels.fr/demo/9782206308432/specimen/0?title=Gestion%20et%20Finance%20ens.%20sp%C3%A9cifique%20Tle%20STMG%20Manuel%20(2020)&amp;editor=Delagrave&amp;pages=1-21</text:p>
          </table:table-cell>
        </table:table-row>
        <table:table-row table:style-name="ro1">
          <table:table-cell office:value-type="string" calcext:value-type="string">
            <text:p>https://www.libmanuels.fr/demo/9782206311029/specimen/0?title=Gestion%20et%20Finance%20Tle%20STMG%20(2022)%20Pochette&amp;editor=Delagrave&amp;pages=1-23</text:p>
          </table:table-cell>
        </table:table-row>
        <table:table-row table:style-name="ro1">
          <table:table-cell office:value-type="string" calcext:value-type="string">
            <text:p>https://www.libmanuels.fr/demo/9782210113343/specimen/0?title=HGGSP%201re%20(Ed.%20num.%202022)&amp;editor=Magnard&amp;pages=1-43</text:p>
          </table:table-cell>
        </table:table-row>
        <table:table-row table:style-name="ro1">
          <table:table-cell office:value-type="string" calcext:value-type="string">
            <text:p>https://www.libmanuels.fr/demo/9782210116313/specimen/0?title=HGGSP%201re%20(Ed.%20num.%202022)&amp;editor=Magnard</text:p>
          </table:table-cell>
        </table:table-row>
        <table:table-row table:style-name="ro1">
          <table:table-cell office:value-type="string" calcext:value-type="string">
            <text:p>https://www.libmanuels.fr/demo/9782210114432/specimen/0?title=HGGSP%20Tle%20(Ed.%20num.%202022)&amp;editor=Magnard&amp;pages=1-39</text:p>
          </table:table-cell>
        </table:table-row>
        <table:table-row table:style-name="ro1">
          <table:table-cell office:value-type="string" calcext:value-type="string">
            <text:p>https://www.libmanuels.fr/demo/9782210116498/specimen/0?title=HGGSP%20Tle%20(Ed.%20num.%202022)&amp;editor=Magnard</text:p>
          </table:table-cell>
        </table:table-row>
        <table:table-row table:style-name="ro1">
          <table:table-cell office:value-type="string" calcext:value-type="string">
            <text:p>https://www.libmanuels.fr/demo/9782210113282/specimen/0?title=Histoire%201re%20%20(Ed.%20num.%202022)&amp;editor=Magnard&amp;pages=1-45</text:p>
          </table:table-cell>
        </table:table-row>
        <table:table-row table:style-name="ro1">
          <table:table-cell office:value-type="string" calcext:value-type="string">
            <text:p>https://www.libmanuels.fr/demo/9782210116252/specimen/0?title=Histoire%201re%20(Ed.%20num.%202022)&amp;editor=Magnard</text:p>
          </table:table-cell>
        </table:table-row>
        <table:table-row table:style-name="ro1">
          <table:table-cell office:value-type="string" calcext:value-type="string">
            <text:p>https://www.libmanuels.fr/demo/9782210111837/specimen/0?title=Histoire%202de%20(Ed.%20num.%202022)&amp;editor=Magnard&amp;pages=1-45</text:p>
          </table:table-cell>
        </table:table-row>
        <table:table-row table:style-name="ro1">
          <table:table-cell office:value-type="string" calcext:value-type="string">
            <text:p>https://www.libmanuels.fr/demo/9782210116276/specimen/0?title=Histoire%202de%20(Ed.%20num.%202022)&amp;editor=Magnard</text:p>
          </table:table-cell>
        </table:table-row>
        <table:table-row table:style-name="ro1">
          <table:table-cell office:value-type="string" calcext:value-type="string">
            <text:p>https://www.libmanuels.fr/demo/9782210114418/specimen/0?title=Histoire%20Tle%20(Ed.%20num.%202022)&amp;editor=Magnard&amp;pages=1-39</text:p>
          </table:table-cell>
        </table:table-row>
        <table:table-row table:style-name="ro1">
          <table:table-cell office:value-type="string" calcext:value-type="string">
            <text:p>https://www.libmanuels.fr/demo/9782210116474/specimen/0?title=Histoire%20Tle%20(Ed.%20num.%202022)&amp;editor=Magnard</text:p>
          </table:table-cell>
        </table:table-row>
        <table:table-row table:style-name="ro1">
          <table:table-cell office:value-type="string" calcext:value-type="string">
            <text:p>https://www.libmanuels.fr/demo/9782210113367/specimen/0?title=Histoire-g%C3%A9ographie%201re%20technologique%20(Ed.%20num.%202022)&amp;editor=Magnard</text:p>
          </table:table-cell>
        </table:table-row>
        <table:table-row table:style-name="ro1">
          <table:table-cell office:value-type="string" calcext:value-type="string">
            <text:p>https://www.libmanuels.fr/demo/9782210116085/specimen/0?title=Histoire-G%C3%A9ographie%201re%20technologique%20(Ed.%20num.%202022)&amp;editor=Magnard</text:p>
          </table:table-cell>
        </table:table-row>
        <table:table-row table:style-name="ro1">
          <table:table-cell office:value-type="string" calcext:value-type="string">
            <text:p>https://www.libmanuels.fr/demo/9791035825225/manuel/0?title=Histoire-G%C3%A9ographie%20Tle%20ed%202020&amp;editor=Belin%20Education&amp;pages=1-20</text:p>
          </table:table-cell>
        </table:table-row>
        <table:table-row table:style-name="ro1">
          <table:table-cell office:value-type="string" calcext:value-type="string">
            <text:p>https://www.libmanuels.fr/demo/9782210114395/specimen/0?title=Histoire-G%C3%A9ographie%20Tle%20technologique%20(Ed.%20num.%202022)&amp;editor=Magnard&amp;pages=1-55</text:p>
          </table:table-cell>
        </table:table-row>
        <table:table-row table:style-name="ro1">
          <table:table-cell office:value-type="string" calcext:value-type="string">
            <text:p>https://www.libmanuels.fr/demo/9782210116092/specimen/0?title=Histoire-G%C3%A9ographie%20Tle%20technologique%20(Ed.%20num.%202022)&amp;editor=Magnard</text:p>
          </table:table-cell>
        </table:table-row>
        <table:table-row table:style-name="ro1">
          <table:table-cell office:value-type="string" calcext:value-type="string">
            <text:p>https://www.libmanuels.fr/demo/9782206106496/specimen/0?title=Les%20sciences%20de%20l%27ing%C3%A9nieur%20au%20lyc%C3%A9e%20(2021)&amp;editor=Delagrave&amp;pages=1-21</text:p>
          </table:table-cell>
        </table:table-row>
        <table:table-row table:style-name="ro1">
          <table:table-cell office:value-type="string" calcext:value-type="string">
            <text:p>https://www.libmanuels.fr/demo/9782206305905/manuel/0?title=Management%201re%20STMG%20(2019)%20Manuel&amp;editor=Delagrave&amp;pages=1-19</text:p>
          </table:table-cell>
        </table:table-row>
        <table:table-row table:style-name="ro1">
          <table:table-cell office:value-type="string" calcext:value-type="string">
            <text:p>https://www.libmanuels.fr/demo/9782206309293/specimen/0?title=Management%201re%20STMG%20(2021)&amp;editor=Delagrave&amp;pages=1-17</text:p>
          </table:table-cell>
        </table:table-row>
        <table:table-row table:style-name="ro1">
          <table:table-cell office:value-type="string" calcext:value-type="string">
            <text:p>https://www.libmanuels.fr/demo/9782206310862/specimen/0?title=Management,%20Sciences%20de%20gestion%20et%20num%C3%A9rique%20Tle%20STMG%20(2022)%20Pochette&amp;editor=Delagrave&amp;pages=1-21</text:p>
          </table:table-cell>
        </table:table-row>
        <table:table-row table:style-name="ro1">
          <table:table-cell office:value-type="string" calcext:value-type="string">
            <text:p>https://www.libmanuels.fr/demo/9782206307916/specimen/0?title=Management,%20Sciences%20de%20gestion%20et%20num%C3%A9rique%20Tle%20STMG%20Manuel%20(2020)&amp;editor=Delagrave&amp;pages=1-25</text:p>
          </table:table-cell>
        </table:table-row>
        <table:table-row table:style-name="ro1">
          <table:table-cell office:value-type="string" calcext:value-type="string">
            <text:p>https://www.libmanuels.fr/demo/9782206103631/manuel/0?title=Math%C3%A9matiques%201re%20Tronc%20commun,%20sp%C3%A9cialit%C3%A9%20STI2D/STL%20(2019)&amp;editor=Delagrave&amp;pages=1-31</text:p>
          </table:table-cell>
        </table:table-row>
        <table:table-row table:style-name="ro1">
          <table:table-cell office:value-type="string" calcext:value-type="string">
            <text:p>https://www.libmanuels.fr/demo/9782206105147/specimen/0?title=Math%C3%A9matiques%20enseignement%20commun%20et%20sp%C3%A9cialit%C3%A9%20Tle%20STI2D/STL%20(2020)&amp;editor=Delagrave&amp;pages=1-33</text:p>
          </table:table-cell>
        </table:table-row>
        <table:table-row table:style-name="ro1">
          <table:table-cell office:value-type="string" calcext:value-type="string">
            <text:p>https://www.libmanuels.fr/demo/9782206105116/specimen/0?title=Math%C3%A9matiques%20Tle%20Tronc%20commun%20STMG/STI2D/STL/ST2S/STHR%20(2020)&amp;editor=Delagrave&amp;pages=1-33</text:p>
          </table:table-cell>
        </table:table-row>
        <table:table-row table:style-name="ro1">
          <table:table-cell office:value-type="string" calcext:value-type="string">
            <text:p>https://www.libmanuels.fr/demo/9782210112865/manuel/0?title=Maths%201re%20(Ed%20num%202022)&amp;editor=Magnard&amp;pages=1-39</text:p>
          </table:table-cell>
        </table:table-row>
        <table:table-row table:style-name="ro1">
          <table:table-cell office:value-type="string" calcext:value-type="string">
            <text:p>https://www.libmanuels.fr/demo/9782210118201/specimen/0?title=Maths%201re%20Enseignement%20scientifique%20(2022)%20-%20Cahier%20d%27exercices&amp;editor=Magnard&amp;pages=1-17</text:p>
          </table:table-cell>
        </table:table-row>
        <table:table-row table:style-name="ro1">
          <table:table-cell office:value-type="string" calcext:value-type="string">
            <text:p>https://www.libmanuels.fr/demo/9782206103600/manuel/0?title=Maths%201re%20S%C3%A9ries%20Techno%20Enseignement%20commun%20(Ed.%20num.%202021)&amp;editor=Delagrave&amp;pages=1-31</text:p>
          </table:table-cell>
        </table:table-row>
        <table:table-row table:style-name="ro1">
          <table:table-cell office:value-type="string" calcext:value-type="string">
            <text:p>https://www.libmanuels.fr/demo/9782210112834/manuel/0?title=Maths%202de%20(Ed%20num%202022)&amp;editor=Magnard&amp;pages=1-39</text:p>
          </table:table-cell>
        </table:table-row>
        <table:table-row table:style-name="ro1">
          <table:table-cell office:value-type="string" calcext:value-type="string">
            <text:p>https://www.libmanuels.fr/demo/9782210114456/specimen/0?title=Maths%20Compl%C3%A9mentaire%20Tle%20(2020)&amp;editor=Magnard&amp;pages=1-39</text:p>
          </table:table-cell>
        </table:table-row>
        <table:table-row table:style-name="ro1">
          <table:table-cell office:value-type="string" calcext:value-type="string">
            <text:p>https://www.libmanuels.fr/demo/9782210114470/specimen/0?title=Maths%20Expertes%20Tle%20(2020)&amp;editor=Magnard&amp;pages=1-41</text:p>
          </table:table-cell>
        </table:table-row>
        <table:table-row table:style-name="ro1">
          <table:table-cell office:value-type="string" calcext:value-type="string">
            <text:p>https://www.libmanuels.fr/demo/9782210114494/specimen/0?title=Maths%20Sp%C3%A9cialit%C3%A9%20Tle%20(Ed.%20num.%202022)&amp;editor=Magnard&amp;pages=1-47</text:p>
          </table:table-cell>
        </table:table-row>
        <table:table-row table:style-name="ro1">
          <table:table-cell office:value-type="string" calcext:value-type="string">
            <text:p>https://www.libmanuels.fr/demo/9782206308500/specimen/0?title=Mercatique%20ens.%20sp%C3%A9cifique%20Tle%20STMG%20Manuel%20(2020)&amp;editor=Delagrave&amp;pages=1-21</text:p>
          </table:table-cell>
        </table:table-row>
        <table:table-row table:style-name="ro1">
          <table:table-cell office:value-type="string" calcext:value-type="string">
            <text:p>https://www.libmanuels.fr/demo/9782206310961/specimen/0?title=Mercatique%20Tle%20STMG%20(2022)%20Pochette&amp;editor=Delagrave&amp;pages=1-21</text:p>
          </table:table-cell>
        </table:table-row>
        <table:table-row table:style-name="ro1">
          <table:table-cell office:value-type="string" calcext:value-type="string">
            <text:p>https://www.libmanuels.fr/demo/9791035813291/manuel/0?title=mon%20cahier%20de%20fran%C3%A7ais%201ere%20g%C3%A9n%C3%A9rale%20ed%202020&amp;editor=Belin%20Education&amp;pages=1-20</text:p>
          </table:table-cell>
        </table:table-row>
        <table:table-row table:style-name="ro1">
          <table:table-cell office:value-type="string" calcext:value-type="string">
            <text:p>https://www.libmanuels.fr/demo/9791035813314/manuel/0?title=mon%20cahier%20de%20fran%C3%A7ais%201ere%20Techno%20ed%202020&amp;editor=Belin%20Education&amp;pages=1-20</text:p>
          </table:table-cell>
        </table:table-row>
        <table:table-row table:style-name="ro1">
          <table:table-cell office:value-type="string" calcext:value-type="string">
            <text:p>https://www.libmanuels.fr/demo/9791035813277/manuel/0?title=mon%20cahier%20de%20fran%C3%A7ais%202de%20ed%202020&amp;editor=Belin%20Education&amp;pages=1-20</text:p>
          </table:table-cell>
        </table:table-row>
        <table:table-row table:style-name="ro1">
          <table:table-cell office:value-type="string" calcext:value-type="string">
            <text:p>https://www.libmanuels.fr/demo/9782210113589/manuel/0?title=Outils%20et%20m%C3%A9thode%20BAC%202de/1re%20(2019)&amp;editor=Magnard&amp;pages=1-15;84-85;98-99;142-143;180-181</text:p>
          </table:table-cell>
        </table:table-row>
        <table:table-row table:style-name="ro1">
          <table:table-cell office:value-type="string" calcext:value-type="string">
            <text:p>https://www.libmanuels.fr/demo/9782206401218/specimen/0?title=Philosophie%20Terminale%20Voie%20G%C3%A9n%C3%A9rale%20(2020)&amp;editor=Delagrave&amp;pages=1-41</text:p>
          </table:table-cell>
        </table:table-row>
        <table:table-row table:style-name="ro1">
          <table:table-cell office:value-type="string" calcext:value-type="string">
            <text:p>https://www.libmanuels.fr/demo/9782206402376/specimen/0?title=Philosophie%20Terminale%20Voie%20Technologique%20(2020)&amp;editor=Delagrave&amp;pages=1-35</text:p>
          </table:table-cell>
        </table:table-row>
        <table:table-row table:style-name="ro1">
          <table:table-cell office:value-type="string" calcext:value-type="string">
            <text:p>https://www.libmanuels.fr/demo/9782210114517/specimen/0?title=Philosophie%20Tle%20g%C3%A9n%C3%A9rale%20-%20Ed.%20Marchal%20(Ed.%20num.%202022)&amp;editor=Magnard&amp;pages=1-51</text:p>
          </table:table-cell>
        </table:table-row>
        <table:table-row table:style-name="ro1">
          <table:table-cell office:value-type="string" calcext:value-type="string">
            <text:p>https://www.libmanuels.fr/demo/9782210114531/specimen/0?title=Philosophie%20Tle%20g%C3%A9n%C3%A9rale%20-%20Ed.%20Sorosina%20(Ed.%20num.%202022)&amp;editor=Magnard&amp;pages=1-31</text:p>
          </table:table-cell>
        </table:table-row>
        <table:table-row table:style-name="ro1">
          <table:table-cell office:value-type="string" calcext:value-type="string">
            <text:p>https://www.libmanuels.fr/demo/9782206104973/specimen/0?title=Physique%20-%20Chimie%20Tle%20STI2D%20(2020)&amp;editor=Delagrave&amp;pages=1-21</text:p>
          </table:table-cell>
        </table:table-row>
        <table:table-row table:style-name="ro1">
          <table:table-cell office:value-type="string" calcext:value-type="string">
            <text:p>https://www.libmanuels.fr/demo/9782206103662/manuel/0?title=Physique%20Chimie%201re%20STI2D%20(2019)&amp;editor=Delagrave&amp;pages=1-9;124-135</text:p>
          </table:table-cell>
        </table:table-row>
        <table:table-row table:style-name="ro1">
          <table:table-cell office:value-type="string" calcext:value-type="string">
            <text:p>https://www.libmanuels.fr/demo/9782206103662/manuel/0?title=Physique%20Chimie%201re%20STI2D%20(2019)&amp;editor=Delagrave</text:p>
          </table:table-cell>
        </table:table-row>
        <table:table-row table:style-name="ro1">
          <table:table-cell office:value-type="string" calcext:value-type="string">
            <text:p>https://www.libmanuels.fr/demo/9782206310992/specimen/0?title=Ressources%20humaines%20et%20communication%20Tle%20STMG%20(2022)%20Pochette&amp;editor=Delagrave&amp;pages=1-23</text:p>
          </table:table-cell>
        </table:table-row>
        <table:table-row table:style-name="ro1">
          <table:table-cell office:value-type="string" calcext:value-type="string">
            <text:p>https://www.libmanuels.fr/demo/9782206308470/specimen/0?title=RH%20et%20communication%20ens.%20sp%C3%A9cifique%20Tle%20STMG%20Manuel%20(2020)&amp;editor=Delagrave&amp;pages=1-23</text:p>
          </table:table-cell>
        </table:table-row>
        <table:table-row table:style-name="ro1">
          <table:table-cell office:value-type="string" calcext:value-type="string">
            <text:p>https://www.libmanuels.fr/demo/9782206304267/manuel/0?title=Sciences%202de%20Bac%20STHR%20(2017)&amp;editor=Delagrave&amp;pages=1-13</text:p>
          </table:table-cell>
        </table:table-row>
        <table:table-row table:style-name="ro1">
          <table:table-cell office:value-type="string" calcext:value-type="string">
            <text:p>https://www.libmanuels.fr/demo/9782206309323/specimen/0?title=Sciences%20de%20gestion%20et%20num%C3%A9rique%201re%20STMG%20Pochette%20(2021)&amp;editor=Delagrave&amp;pages=1-21</text:p>
          </table:table-cell>
        </table:table-row>
        <table:table-row table:style-name="ro1">
          <table:table-cell office:value-type="string" calcext:value-type="string">
            <text:p>https://www.libmanuels.fr/demo/9782206309996/specimen/0?title=Sciences%20de%20gestion%20et%20num%C3%A9rique%20SDGN%201re%20STMG%20Manuel%20(2021)&amp;editor=Delagrave&amp;pages=1-17</text:p>
          </table:table-cell>
        </table:table-row>
        <table:table-row table:style-name="ro1">
          <table:table-cell office:value-type="string" calcext:value-type="string">
            <text:p>https://www.libmanuels.fr/demo/9782206309354/specimen/0?title=Sciences%20de%20gestion%20et%20num%C3%A9rique%20SDGN%201re%20STMG%20Pochette%20(2021)&amp;editor=Delagrave&amp;pages=1-17</text:p>
          </table:table-cell>
        </table:table-row>
        <table:table-row table:style-name="ro1">
          <table:table-cell office:value-type="string" calcext:value-type="string">
            <text:p>https://www.libmanuels.fr/demo/9782206309385/specimen/0?title=Sciences%20%C3%89conomiques%20et%20Sociales%20(SES)%202de%20(2021)&amp;editor=Delagrave&amp;pages=1-23</text:p>
          </table:table-cell>
        </table:table-row>
        <table:table-row table:style-name="ro1">
          <table:table-cell office:value-type="string" calcext:value-type="string">
            <text:p>https://www.libmanuels.fr/demo/9782206205083/manuel/0?title=Sciences%20%C3%89conomiques%20et%20Sociales%202de%20-%20Manuel%20(Ed.%20num.%202022)&amp;editor=Delagrave&amp;pages=1-25</text:p>
          </table:table-cell>
        </table:table-row>
        <table:table-row table:style-name="ro1">
          <table:table-cell office:value-type="string" calcext:value-type="string">
            <text:p>https://www.libmanuels.fr/demo/9782206205076/specimen/0?title=Sciences%20%C3%89conomiques%20et%20Sociales%202de%20(2019)%20-%20Manuel&amp;editor=Delagrave&amp;pages=1-25</text:p>
          </table:table-cell>
        </table:table-row>
        <table:table-row table:style-name="ro1">
          <table:table-cell office:value-type="string" calcext:value-type="string">
            <text:p>https://www.libmanuels.fr/demo/9782210116337/specimen/0?title=Sciences%20%C3%A9conomiques%20et%20sociales%20SES%201re%20(Ed.%20num.%202022)&amp;editor=Magnard</text:p>
          </table:table-cell>
        </table:table-row>
        <table:table-row table:style-name="ro1">
          <table:table-cell office:value-type="string" calcext:value-type="string">
            <text:p>https://www.libmanuels.fr/demo/9782210113381/specimen/0?title=Sciences%20%C3%A9conomiques%20et%20sociales%20SES%201re%20(Ed.%20num.%202023)&amp;editor=Magnard</text:p>
          </table:table-cell>
        </table:table-row>
        <table:table-row table:style-name="ro1">
          <table:table-cell office:value-type="string" calcext:value-type="string">
            <text:p>https://www.libmanuels.fr/demo/9782210113435/specimen/0?title=Sciences%20%C3%A9conomiques%20et%20sociales%20SES%202de%20(2021)%20-%20Fichier&amp;editor=Magnard&amp;pages=1-17</text:p>
          </table:table-cell>
        </table:table-row>
        <table:table-row table:style-name="ro1">
          <table:table-cell office:value-type="string" calcext:value-type="string">
            <text:p>https://www.libmanuels.fr/demo/9782210116351/specimen/0?title=Sciences%20%C3%A9conomiques%20et%20sociales%20SES%202de%20(Ed.%20num.%202022)&amp;editor=Magnard</text:p>
          </table:table-cell>
        </table:table-row>
        <table:table-row table:style-name="ro1">
          <table:table-cell office:value-type="string" calcext:value-type="string">
            <text:p>https://www.libmanuels.fr/demo/9782210113329/specimen/0?title=Sciences%20%C3%A9conomiques%20et%20sociales%20SES%202de%20(Ed.num.2022)&amp;editor=Magnard&amp;pages=1-31</text:p>
          </table:table-cell>
        </table:table-row>
        <table:table-row table:style-name="ro1">
          <table:table-cell office:value-type="string" calcext:value-type="string">
            <text:p>https://www.libmanuels.fr/demo/9782210116511/specimen/0?title=Sciences%20%C3%A9conomiques%20et%20sociales%20SES%20Tle%20(Ed.%20num.%202022)&amp;editor=Magnard</text:p>
          </table:table-cell>
        </table:table-row>
        <table:table-row table:style-name="ro1">
          <table:table-cell office:value-type="string" calcext:value-type="string">
            <text:p>https://www.libmanuels.fr/demo/9782206104072/manuel/0?title=Sciences%20et%20Techniques%20Sanitaires%20et%20Sociales%201re%20ST2S%20(2019)&amp;editor=Delagrave&amp;pages=1-19</text:p>
          </table:table-cell>
        </table:table-row>
        <table:table-row table:style-name="ro1">
          <table:table-cell office:value-type="string" calcext:value-type="string">
            <text:p>https://www.libmanuels.fr/demo/9782206104829/specimen/0?title=Sciences%20et%20Techniques%20Sanitaires%20et%20Sociales%20Tle%20ST2S%20(2020)&amp;editor=Delagrave&amp;pages=1-39</text:p>
          </table:table-cell>
        </table:table-row>
        <table:table-row table:style-name="ro1">
          <table:table-cell office:value-type="string" calcext:value-type="string">
            <text:p>https://www.libmanuels.fr/demo/9782206302737/manuel/0?title=Sciences%20et%20Technologies%20Culinaires%20(STC)%201re,%20Tle%20STHR%20(2016)&amp;editor=Delagrave&amp;pages=1-13</text:p>
          </table:table-cell>
        </table:table-row>
        <table:table-row table:style-name="ro1">
          <table:table-cell office:value-type="string" calcext:value-type="string">
            <text:p>https://www.libmanuels.fr/demo/9782206302768/manuel/0?title=Sciences%20et%20Technologies%20des%20Services%20(STS)%202de%20Bac%20Techno%20STHR%20(2016)&amp;editor=Delagrave&amp;pages=1-15</text:p>
          </table:table-cell>
        </table:table-row>
        <table:table-row table:style-name="ro1">
          <table:table-cell office:value-type="string" calcext:value-type="string">
            <text:p>https://www.libmanuels.fr/demo/9782206103570/specimen/0?title=Sciences%20num%C3%A9riques%20et%20Technologie%20(SNT)%202de%20(2019)&amp;editor=Delagrave&amp;pages=1-9;32-53</text:p>
          </table:table-cell>
        </table:table-row>
        <table:table-row table:style-name="ro1">
          <table:table-cell office:value-type="string" calcext:value-type="string">
            <text:p>https://www.libmanuels.fr/demo/9782206100906/specimen/0?title=Technologie%201re,%20Tle%20STI2D%20(2015)&amp;editor=Delagrave&amp;pages=1-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8T22:17:19.843000000</meta:creation-date>
    <dc:date>2023-04-18T22:18:27.027000000</dc:date>
    <meta:editing-duration>PT1M9S</meta:editing-duration>
    <meta:editing-cycles>1</meta:editing-cycles>
    <meta:document-statistic meta:table-count="1" meta:cell-count="126" meta:object-count="0"/>
    <meta:generator>LibreOffice/7.5.0.3$Windows_X86_64 LibreOffice_project/c21113d003cd3efa8c53188764377a8272d9d6de</meta:generator>
  </office:meta>
</office:document-meta>
</file>